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background-color="#ffff99"/>
    </style:style>
    <style:style style:name="P5" style:family="paragraph" style:parent-style-name="List_20_Paragraph" style:list-style-name="WWNum1">
      <style:text-properties fo:background-color="#ff6600"/>
    </style:style>
    <style:style style:name="P6" style:family="paragraph" style:parent-style-name="List_20_Paragraph" style:list-style-name="WWNum1">
      <style:text-properties fo:background-color="#33ff99"/>
    </style:style>
    <style:style style:name="P7" style:family="paragraph" style:parent-style-name="List_20_Paragraph" style:list-style-name="WWNum1">
      <style:text-properties fo:background-color="#00cc00"/>
    </style:style>
    <style:style style:name="P8" style:family="paragraph" style:parent-style-name="List_20_Paragraph" style:list-style-name="WWNum1">
      <style:text-properties fo:background-color="#3399ff"/>
    </style:style>
    <style:style style:name="P9" style:family="paragraph" style:parent-style-name="List_20_Paragraph" style:list-style-name="WWNum1">
      <style:text-properties fo:background-color="#ff66ff"/>
    </style:style>
    <style:style style:name="P10" style:family="paragraph" style:parent-style-name="List_20_Paragraph" style:list-style-name="WWNum1">
      <style:text-properties fo:background-color="#ff333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3333" style:font-weight-asian="bold"/>
    </style:style>
    <style:style style:name="T4" style:family="text">
      <style:text-properties fo:background-color="#ffff99"/>
    </style:style>
    <style:style style:name="T5" style:family="text">
      <style:text-properties fo:background-color="#3399ff"/>
    </style:style>
    <style:style style:name="T6" style:family="text">
      <style:text-properties fo:background-color="#ff66ff"/>
    </style:style>
    <style:style style:name="T7" style:family="text">
      <style:text-properties fo:background-color="#ff3333"/>
    </style:style>
    <style:style style:name="T8" style:family="text">
      <style:text-properties fo:background-color="transparent"/>
    </style:style>
    <style:style style:name="T9" style:family="text">
      <style:text-properties fo:color="#800000"/>
    </style:style>
    <style:style style:name="T10" style:family="text">
      <style:text-properties fo:color="#800000" fo:background-color="#ff3333"/>
    </style:style>
    <style:style style:name="T11" style:family="text">
      <style:text-properties fo:color="#000000" fo:background-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lients</text:span></text:p>
      <text:list xml:id="list205529851843380886" text:style-name="WWNum1">
        <text:list-item>
          <text:p text:style-name="P3">Schedule</text:p>
          <text:list>
            <text:list-item>
              <text:p text:style-name="P4">When on site next?</text:p>
            </text:list-item>
            <text:list-item>
              <text:p text:style-name="P4">When are the Technicians arriving?</text:p>
            </text:list-item>
            <text:list-item>
              <text:p text:style-name="P5">When can we start?</text:p>
            </text:list-item>
            <text:list-item>
              <text:p text:style-name="P4">When will we be complete?</text:p>
            </text:list-item>
            <text:list-item>
              <text:p text:style-name="P4">Update on work done and what's to be done next</text:p>
            </text:list-item>
            <text:list-item>
              <text:p text:style-name="P4">Status (Scope, Estimate, Emergency, Finals eg. 30% done)</text:p>
            </text:list-item>
            <text:list-item>
              <text:p text:style-name="P4">When will the Finals Scope &amp; Estimate be ready?</text:p>
            </text:list-item>
          </text:list>
        </text:list-item>
        <text:list-item>
          <text:p text:style-name="P4">Can you take care of this unit first?</text:p>
        </text:list-item>
        <text:list-item>
          <text:p text:style-name="P4">Source?</text:p>
        </text:list-item>
        <text:list-item>
          <text:p text:style-name="P6">Has the material been ordered?</text:p>
        </text:list-item>
        <text:list-item>
          <text:p text:style-name="P4">Contractor Report (CR)</text:p>
        </text:list-item>
        <text:list-item>
          <text:p text:style-name="P9">Looking for invoices</text:p>
        </text:list-item>
        <text:list-item>
          <text:p text:style-name="P9">Questions about invoices</text:p>
        </text:list-item>
        <text:list-item>
          <text:p text:style-name="P7">Back-up documents</text:p>
        </text:list-item>
        <text:list-item>
          <text:p text:style-name="P7">ICC Flooring info</text:p>
        </text:list-item>
        <text:list-item>
          <text:p text:style-name="P4">Contact info for units</text:p>
        </text:list-item>
        <text:list-item>
          <text:p text:style-name="P3"><text:span text:style-name="T4">Reserve (Emergency and Finals)</text:span></text:p>
        </text:list-item>
        <text:list-item>
          <text:p text:style-name="P3">Coordinate access / walkthroughs</text:p>
        </text:list-item>
        <text:list-item>
          <text:p text:style-name="P4">Info re: the claim</text:p>
          <text:list>
            <text:list-item>
              <text:p text:style-name="P4">How much area is affected?</text:p>
            </text:list-item>
            <text:list-item>
              <text:p text:style-name="P4">What units are affected?</text:p>
            </text:list-item>
            <text:list-item>
              <text:p text:style-name="P4">Date of Loss (DOL)</text:p>
            </text:list-item>
          </text:list>
        </text:list-item>
        <text:list-item>
          <text:p text:style-name="P3">Relay info to us from Customers (updates such as contact info)</text:p>
        </text:list-item>
        <text:list-item>
          <text:p text:style-name="P4"><text:soft-page-break/>Looking for pictures</text:p>
        </text:list-item>
        <text:list-item>
          <text:p text:style-name="P4">What work was performed in what unit?</text:p>
        </text:list-item>
        <text:list-item>
          <text:p text:style-name="P4">Who is the Project Manager?</text:p>
          <text:list>
            <text:list-item>
              <text:p text:style-name="P4">Contact info</text:p>
            </text:list-item>
          </text:list>
        </text:list-item>
        <text:list-item>
          <text:p text:style-name="P8">Job issue</text:p>
          <text:list>
            <text:list-item>
              <text:p text:style-name="P8">deficiency</text:p>
            </text:list-item>
            <text:list-item>
              <text:p text:style-name="P3"><text:span text:style-name="T5">alleged service failure</text:span></text:p>
            </text:list-item>
            <text:list-item>
              <text:p text:style-name="P9">price</text:p>
            </text:list-item>
            <text:list-item>
              <text:p text:style-name="P4">timeline</text:p>
            </text:list-item>
          </text:list>
        </text:list-item>
        <text:list-item>
          <text:p text:style-name="P9"><text:s/>Budgets from Project Managers (contents)</text:p>
        </text:list-item>
      </text:list>
      <text:p text:style-name="List_20_Paragraph"/>
      <text:p text:style-name="Standard"/>
      <text:p text:style-name="Standard"/>
      <text:p text:style-name="Standard"><text:span text:style-name="T1">Customers</text:span></text:p>
      <text:list xml:id="list31420429" text:continue-numbering="true" text:style-name="WWNum1">
        <text:list-item>
          <text:p text:style-name="P3"><text:span text:style-name="T2">What are we going to do? </text:span><text:span text:style-name="T3">Faq? Flipped scope?</text:span></text:p>
        </text:list-item>
        <text:list-item>
          <text:p text:style-name="P3"><text:span text:style-name="T2">When are we going to do it? </text:span><text:span text:style-name="T3">Scheduling for repairs only? Em? Phased approach</text:span></text:p>
        </text:list-item>
        <text:list-item>
          <text:p text:style-name="P3"><text:span text:style-name="T2">When are we coming <text:s/>back? What's happening next?</text:span></text:p>
        </text:list-item>
        <text:list-item>
          <text:p text:style-name="P3"><text:span text:style-name="T2">Why haven't they heard from us in a few weeks (between Emergency and Finals phase) - this is a bit of a black hole of communication right now </text:span><text:span text:style-name="T3">Phased approach</text:span></text:p>
        </text:list-item>
        <text:list-item>
          <text:p text:style-name="P3"><text:span text:style-name="T2">When will you be done? </text:span><text:span text:style-name="T3">Phased approach</text:span></text:p>
        </text:list-item>
      </text:list>
      <text:p text:style-name="P1"/>
      <text:list xml:id="list31398878" text:continue-numbering="true" text:style-name="WWNum1">
        <text:list-item>
          <text:p text:style-name="P3">Schedule</text:p>
          <text:list>
            <text:list-item>
              <text:p text:style-name="P3">When can they move back into their home? <text:span text:style-name="T3">Phased approach</text:span></text:p>
            </text:list-item>
            <text:list-item>
              <text:p text:style-name="P3">When is someone coming back?</text:p>
            </text:list-item>
            <text:list-item>
              <text:p text:style-name="P3">When will the drying equipment (EQ ) be removed? <text:span text:style-name="T7">FAQ</text:span></text:p>
            </text:list-item>
            <text:list-item>
              <text:p text:style-name="P3"><text:soft-page-break/>How long will the Emergencies take? <text:span text:style-name="T3">Phased approach</text:span></text:p>
            </text:list-item>
            <text:list-item>
              <text:p text:style-name="P3">What's the next step when repairs begin? <text:span text:style-name="T3">Phased approach</text:span></text:p>
            </text:list-item>
            <text:list-item>
              <text:p text:style-name="P3">What work did your Tech do today and what are they doing next time on site?</text:p>
              <text:list>
                <text:list-item>
                  <text:p text:style-name="P10">actions performed list (closed tickets) vs scope</text:p>
                </text:list-item>
              </text:list>
            </text:list-item>
            <text:list-item>
              <text:p text:style-name="P3">What work is being done in my unit? <text:span text:style-name="T7">Scope?</text:span></text:p>
            </text:list-item>
            <text:list-item>
              <text:p text:style-name="P3">When will the Final Repairs start? <text:span text:style-name="T3">Phased approach</text:span></text:p>
            </text:list-item>
            <text:list-item>
              <text:p text:style-name="P3">When will the Final Repairs be complete? <text:span text:style-name="T3">Phased approach</text:span></text:p>
            </text:list-item>
            <text:list-item>
              <text:p text:style-name="P3">When is Flooring, Cabinetry, etc.?</text:p>
            </text:list-item>
            <text:list-item>
              <text:p text:style-name="P3">I received a call a few days ago and nothing has happened yet</text:p>
            </text:list-item>
            <text:list-item>
              <text:p text:style-name="P3">Have the repairs been approved (so they can start)?</text:p>
            </text:list-item>
          </text:list>
        </text:list-item>
        <text:list-item>
          <text:p text:style-name="P3">Want their unit to be cleaned</text:p>
          <text:list>
            <text:list-item>
              <text:p text:style-name="P10">will be alleviated by contents/repair separation of phases, notification to contents department</text:p>
            </text:list-item>
          </text:list>
        </text:list-item>
        <text:list-item>
          <text:p text:style-name="P3">Can the EQ be shut-off at night? <text:span text:style-name="T7">FAQs</text:span></text:p>
        </text:list-item>
        <text:list-item>
          <text:p text:style-name="P3">Who is paying for the claim? <text:span text:style-name="T7">FAQs</text:span></text:p>
        </text:list-item>
        <text:list-item>
          <text:p text:style-name="P3">Who is covering my contents, moving out, etc.? <text:span text:style-name="T7">FAQs</text:span></text:p>
        </text:list-item>
        <text:list-item>
          <text:p text:style-name="P3">Can you move my contents?</text:p>
        </text:list-item>
        <text:list-item>
          <text:p text:style-name="P3">Who is my contact? <text:span text:style-name="T7">Displayed on claim page</text:span></text:p>
        </text:list-item>
        <text:list-item>
          <text:p text:style-name="P3">Who is the Project Manager? <text:span text:style-name="T7">Displayed on claim page</text:span></text:p>
        </text:list-item>
        <text:list-item>
          <text:p text:style-name="P3">Procedure/Process</text:p>
          <text:list>
            <text:list-item>
              <text:p text:style-name="P3">How does it all work? <text:span text:style-name="T7">FAQs</text:span></text:p>
            </text:list-item>
            <text:list-item>
              <text:p text:style-name="P3">What is involved? <text:span text:style-name="T7">FAQs</text:span></text:p>
            </text:list-item>
            <text:list-item>
              <text:p text:style-name="P3">Who should they contact? <text:span text:style-name="T7">FAQs</text:span></text:p>
            </text:list-item>
          </text:list>
        </text:list-item>
        <text:list-item>
          <text:p text:style-name="P3">How much does it cost to run the EQ? <text:span text:style-name="T7">FAQs</text:span></text:p>
          <text:list>
            <text:list-item>
              <text:p text:style-name="P3">Who is paying for the electricity? <text:span text:style-name="T7">FAQs</text:span></text:p>
            </text:list-item>
          </text:list>
        </text:list-item>
        <text:list-item>
          <text:p text:style-name="P3"><text:soft-page-break/>What about extra work? <text:span text:style-name="T7">FAQs</text:span></text:p>
        </text:list-item>
        <text:list-item>
          <text:p text:style-name="P3">Can I upgrade my floor? Change the paint colours? Have extra work done? <text:span text:style-name="T7">FAQs</text:span><text:span text:style-name="T8"> <text:s text:c="3"/></text:span><text:span text:style-name="T7">contact us</text:span></text:p>
        </text:list-item>
        <text:list-item>
          <text:p text:style-name="P3">What about missed items on the Scope? <text:span text:style-name="T7">FAQs</text:span><text:span text:style-name="T8"> <text:s text:c="6"/></text:span><text:span text:style-name="T7">contact us</text:span></text:p>
        </text:list-item>
        <text:list-item>
          <text:p text:style-name="P3">Can you start in a month and not now? <text:span text:style-name="T8"><text:s/></text:span><text:span text:style-name="T7">contact us</text:span></text:p>
        </text:list-item>
        <text:list-item>
          <text:p text:style-name="P3">Can I have a copy of the Scope (Finals)?</text:p>
        </text:list-item>
        <text:list-item>
          <text:p text:style-name="P3">What's covered under the Strata's insurance? <text:s/><text:span text:style-name="T7">FAQs</text:span></text:p>
        </text:list-item>
        <text:list-item>
          <text:p text:style-name="P3">Should I contact my personal insurance? <text:s/><text:span text:style-name="T7">FAQs</text:span></text:p>
        </text:list-item>
        <text:list-item>
          <text:p text:style-name="P3">Allowances? (Flooring) <text:s/><text:span text:style-name="T7">FAQs</text:span></text:p>
        </text:list-item>
        <text:list-item>
          <text:p text:style-name="P3">Do I need to move out? <text:s text:c="2"/><text:span text:style-name="T7">FAQs</text:span></text:p>
        </text:list-item>
        <text:list-item>
          <text:p text:style-name="P3">Deficiency <text:span text:style-name="T11">contact us</text:span></text:p>
        </text:list-item>
        <text:list-item>
          <text:p text:style-name="P3">EQ installed for too long</text:p>
        </text:list-item>
        <text:list-item>
          <text:p text:style-name="P3">Owner Asking to be the point of contact (instead of the Tenant) <text:span text:style-name="T7">contact us</text:span></text:p>
        </text:list-item>
        <text:list-item>
          <text:p text:style-name="P3">Why hasn't anyone called me back?</text:p>
        </text:list-item>
        <text:list-item>
          <text:p text:style-name="P3">Reschedule Scope Writers <text:span text:style-name="T7">contact us</text:span></text:p>
        </text:list-item>
        <text:list-item>
          <text:p text:style-name="P3">Talk Techs who were on-site when the claim first happened <text:span text:style-name="T7">contact us</text:span></text:p>
        </text:list-item>
        <text:list-item>
          <text:p text:style-name="P3">Get keys back <text:span text:style-name="T7">contact us</text:span></text:p>
        </text:list-item>
        <text:list-item>
          <text:p text:style-name="P3">Why does it cost so much? <text:span text:style-name="T7">FAQs</text:span></text:p>
        </text:list-item>
        <text:list-item>
          <text:p text:style-name="P3">Complaint re: Phoenix service <text:s/><text:span text:style-name="T7">contact us</text:span></text:p>
          <text:list>
            <text:list-item>
              <text:p text:style-name="P3">Damage</text:p>
            </text:list-item>
            <text:list-item>
              <text:p text:style-name="P3">Deficiencies</text:p>
            </text:list-item>
            <text:list-item>
              <text:p text:style-name="P3">Communication</text:p>
            </text:list-item>
            <text:list-item>
              <text:p text:style-name="P3">Misc (cleaning / charge-back)</text:p>
            </text:list-item>
            <text:list-item>
              <text:p text:style-name="P3">Delays</text:p>
            </text:list-item>
            <text:list-item>
              <text:p text:style-name="P3">Missing items</text:p>
            </text:list-item>
          </text:list>
        </text:list-item>
        <text:list-item>
          <text:p text:style-name="P3">Project Manager not returning calls</text:p>
        </text:list-item>
        <text:list-item>
          <text:p text:style-name="P3"><text:soft-page-break/>Is the unit livable?</text:p>
        </text:list-item>
        <text:list-item>
          <text:p text:style-name="P3">Hours of work? <text:span text:style-name="T7">FAQs</text:span></text:p>
        </text:list-item>
        <text:list-item>
          <text:p text:style-name="P3">Want their contents back <text:span text:style-name="T7">contact us</text:span>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k</meta:initial-creator>
    <dc:creator>Dave Meikle</dc:creator>
    <meta:editing-cycles>3</meta:editing-cycles>
    <meta:creation-date>2013-11-29T00:29:00</meta:creation-date>
    <dc:date>2015-07-10T11:24:27.30</dc:date>
    <meta:editing-duration>PT1S</meta:editing-duration>
    <meta:generator>OpenOffice/4.1.1$Win32 OpenOffice.org_project/411m6$Build-9775</meta:generator>
    <meta:document-statistic meta:table-count="0" meta:image-count="0" meta:object-count="0" meta:page-count="5" meta:paragraph-count="97" meta:word-count="692" meta:character-count="348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